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style:font-size-asian="20pt" style:font-size-complex="20pt"/>
    </style:style>
    <style:style style:name="P2" style:family="paragraph" style:parent-style-name="Preformatted_20_Text">
      <style:text-properties fo:font-size="20pt" fo:background-color="#eeeeee" style:font-size-asian="20pt" style:font-size-complex="20pt"/>
    </style:style>
    <style:style style:name="P3" style:family="paragraph" style:parent-style-name="Preformatted_20_Text">
      <style:text-properties officeooo:paragraph-rsid="001f8e37" fo:background-color="#b4c7dc"/>
    </style:style>
    <style:style style:name="P4" style:family="paragraph" style:parent-style-name="Preformatted_20_Text">
      <style:text-properties officeooo:paragraph-rsid="001f0dc0" fo:background-color="#dee6ef"/>
    </style:style>
    <style:style style:name="P5" style:family="paragraph" style:parent-style-name="Preformatted_20_Text">
      <style:text-properties officeooo:paragraph-rsid="001f8e37" fo:background-color="#dee6ef"/>
    </style:style>
    <style:style style:name="P6" style:family="paragraph" style:parent-style-name="Preformatted_20_Text">
      <style:text-properties fo:background-color="#eeeeee"/>
    </style:style>
    <style:style style:name="P7" style:family="paragraph" style:parent-style-name="Preformatted_20_Text">
      <style:text-properties officeooo:paragraph-rsid="001f0dc0"/>
    </style:style>
    <style:style style:name="P8" style:family="paragraph" style:parent-style-name="Preformatted_20_Text">
      <style:text-properties fo:font-size="10pt" fo:background-color="#eeeeee" style:font-size-asian="10pt" style:font-size-complex="10pt"/>
    </style:style>
    <style:style style:name="P9" style:family="paragraph" style:parent-style-name="Preformatted_20_Text">
      <style:text-properties officeooo:paragraph-rsid="001f8e37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a6c46"/>
    </style:style>
    <style:style style:name="T3" style:family="text">
      <style:text-properties fo:background-color="#b4c7dc" loext:char-shading-value="0"/>
    </style:style>
    <style:style style:name="T4" style:family="text">
      <style:text-properties fo:background-color="#5983b0" loext:char-shading-value="0"/>
    </style:style>
    <style:style style:name="T5" style:family="text">
      <style:text-properties fo:background-color="#dee6ef" loext:char-shading-value="0"/>
    </style:style>
    <style:style style:name="T6" style:family="text">
      <style:text-properties fo:background-color="#729fcf" loext:char-shading-value="0"/>
    </style:style>
    <style:style style:name="T7" style:family="text">
      <style:text-properties fo:background-color="#355269" loext:char-shading-value="0"/>
    </style:style>
    <style:style style:name="T8" style:family="text">
      <style:text-properties fo:background-color="#383d3c" loext:char-shading-value="0"/>
    </style:style>
    <style:style style:name="T9" style:family="text">
      <style:text-properties fo:background-color="#3465a4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fo:font-size="10pt" fo:background-color="#ffffd7" loext:char-shading-value="0" style:font-size-asian="10pt" style:font-size-complex="10pt"/>
    </style:style>
    <style:style style:name="T14" style:family="text">
      <style:text-properties fo:font-size="10pt" fo:background-color="#ffffd7" loext:char-shading-value="0" style:font-size-asian="10pt" style:font-size-complex="10pt"/>
    </style:style>
    <style:style style:name="T15" style:family="text">
      <style:text-properties fo:font-size="10pt" fo:background-color="#ffb66c" loext:char-shading-value="0" style:font-size-asian="10pt" style:font-size-complex="10pt"/>
    </style:style>
    <style:style style:name="T16" style:family="text">
      <style:text-properties fo:font-size="10pt" fo:background-color="#ffb66c" loext:char-shading-value="0" style:font-size-asian="10pt" style:font-size-complex="10pt"/>
    </style:style>
    <style:style style:name="T17" style:family="text">
      <style:text-properties fo:font-size="10pt" fo:background-color="#c9211e" loext:char-shading-value="0" style:font-size-asian="10pt" style:font-size-complex="10pt"/>
    </style:style>
    <style:style style:name="T18" style:family="text">
      <style:text-properties fo:font-size="10pt" fo:background-color="#c9211e" loext:char-shading-value="0" style:font-size-asian="10pt" style:font-size-complex="10pt"/>
    </style:style>
    <style:style style:name="T19" style:family="text">
      <style:text-properties officeooo:rsid="001f0dc0"/>
    </style:style>
    <style:style style:name="T20" style:family="text">
      <style:text-properties officeooo:rsid="001f8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</text:span>iven <text:span text:style-name="T2">matrix</text:span></text:p>
      <text:p text:style-name="P2"><text:s/>. <text:s/>. <text:s/>. <text:s/>. <text:s/>. <text:s/>. <text:s/>o <text:s/>o <text:s/>. </text:p>
      <text:p text:style-name="P2"><text:s/>. <text:s/>X <text:s/>. <text:s/>X <text:s/>. <text:s/>. <text:s/>X <text:s/>. <text:s/>o </text:p>
      <text:p text:style-name="P2"><text:s/>. <text:s/>. <text:s/>o <text:s/>. <text:s/>. <text:s/>o <text:s/>. <text:s/>. <text:s/>. </text:p>
      <text:p text:style-name="P2"><text:s/>. <text:s/>. <text:s/>X <text:s/>. <text:s/>. <text:s/>. <text:s/>. <text:s/>. <text:s/>o </text:p>
      <text:p text:style-name="P2"><text:s/>. <text:s/>o <text:s/>. <text:s/>. <text:s/>o <text:s/>X <text:s/>. <text:s/>. <text:s/>. </text:p>
      <text:p text:style-name="P6"><text:span text:style-name="T1"><text:s/>o <text:s/>o <text:s/>o <text:s/>. <text:s/>. <text:s/>. <text:s/>o <text:s/>. <text:s/>o </text:span></text:p>
      <text:p text:style-name="P8"/>
      <text:p text:style-name="Preformatted_20_Text"/>
      <text:p text:style-name="Preformatted_20_Text">clean-up<text:tab/><text:tab/><text:tab/><text:tab/><text:tab/><text:span text:style-name="T19">given</text:span></text:p>
      <text:p text:style-name="P4"><text:s/>0 <text:s/>0 <text:s/>0 <text:s/>0 <text:s/>0 <text:s/>0 <text:s/>0 <text:s/>0 <text:s/>0 <text:span text:style-name="T11"><text:tab/><text:tab/></text:span><text:span text:style-name="T13"> . <text:s/>. <text:s/>. <text:s/>. <text:s/>. <text:s/>. </text:span><text:span text:style-name="T15"><text:s/>o <text:s/>o </text:span><text:span text:style-name="T13"><text:s/>. </text:span></text:p>
      <text:p text:style-name="P7"><text:span text:style-name="T3"><text:s/>1 <text:s/>1 <text:s/>1 <text:s/>1 <text:s/>1 <text:s/>1 </text:span><text:span text:style-name="T5"><text:s/>0 <text:s/>0 </text:span><text:span text:style-name="T3"><text:s/>1 </text:span><text:span text:style-name="T12"><text:tab/><text:tab/></text:span><text:span text:style-name="T14"> . </text:span><text:span text:style-name="T18"><text:s/>X </text:span><text:span text:style-name="T14"><text:s/>. </text:span><text:span text:style-name="T18"><text:s/>X </text:span><text:span text:style-name="T14"><text:s/>. <text:s/>. </text:span><text:span text:style-name="T18"><text:s/>X </text:span><text:span text:style-name="T14"><text:s/>. </text:span><text:span text:style-name="T16"><text:s/>o </text:span></text:p>
      <text:p text:style-name="P7"><text:span text:style-name="T6"><text:s/>2 </text:span><text:span text:style-name="T5"><text:s/>0 </text:span><text:span text:style-name="T6"><text:s/>2 </text:span><text:span text:style-name="T5"><text:s/>0 </text:span><text:span text:style-name="T6"><text:s/>2 <text:s/>2 </text:span><text:span text:style-name="T5"><text:s/>0 </text:span><text:span text:style-name="T3"><text:s/>1 </text:span><text:span text:style-name="T5"><text:s/>0 </text:span><text:span text:style-name="T12"><text:tab/><text:tab/></text:span><text:span text:style-name="T14"> . <text:s/>. </text:span><text:span text:style-name="T16"><text:s/>o </text:span><text:span text:style-name="T14"><text:s/>. <text:s/>. </text:span><text:span text:style-name="T16"><text:s/>o </text:span><text:span text:style-name="T14"><text:s/>. <text:s/>. <text:s/>. </text:span></text:p>
      <text:p text:style-name="P7"><text:span text:style-name="T4"><text:s/>3 </text:span><text:span text:style-name="T3"><text:s/>1 </text:span><text:span text:style-name="T5"><text:s/>0 </text:span><text:span text:style-name="T3"><text:s/>1 </text:span><text:span text:style-name="T4"><text:s/>3 </text:span><text:span text:style-name="T5"><text:s/>0 </text:span><text:span text:style-name="T3"><text:s/>1 </text:span><text:span text:style-name="T6"><text:s/>2 </text:span><text:span text:style-name="T3"><text:s/>1 </text:span><text:span text:style-name="T12"><text:tab/><text:tab/></text:span><text:span text:style-name="T14"> . <text:s/>. </text:span><text:span text:style-name="T18"><text:s/>X </text:span><text:span text:style-name="T14"><text:s/>. <text:s/>. <text:s/>. <text:s/>. <text:s/>. </text:span><text:span text:style-name="T16"><text:s/>o </text:span></text:p>
      <text:p text:style-name="P7"><text:span text:style-name="T9"><text:s/>4 </text:span><text:span text:style-name="T6"><text:s/>2 </text:span><text:span text:style-name="T5"><text:s/>0 </text:span><text:span text:style-name="T6"><text:s/>2 </text:span><text:span text:style-name="T9"><text:s/>4 </text:span><text:span text:style-name="T3"><text:s/>1 </text:span><text:span text:style-name="T6"><text:s/>2 </text:span><text:span text:style-name="T4"><text:s/>3 </text:span><text:span text:style-name="T5"><text:s/>0 </text:span><text:span text:style-name="T12"><text:tab/><text:tab/></text:span><text:span text:style-name="T14"> . </text:span><text:span text:style-name="T16"><text:s/>o </text:span><text:span text:style-name="T14"><text:s/>. <text:s/>. </text:span><text:span text:style-name="T16"><text:s/>o </text:span><text:span text:style-name="T18"><text:s/>X </text:span><text:span text:style-name="T14"><text:s/>. <text:s/>. <text:s/>. </text:span></text:p>
      <text:p text:style-name="P7"><text:span text:style-name="T7"><text:s/>5 </text:span><text:span text:style-name="T5"><text:s/>0 </text:span><text:span text:style-name="T3"><text:s/>1 </text:span><text:span text:style-name="T4"><text:s/>3 </text:span><text:span text:style-name="T5"><text:s/>0 <text:s/>0 </text:span><text:span text:style-name="T4"><text:s/>3 </text:span><text:span text:style-name="T9"><text:s/>4 </text:span><text:span text:style-name="T3"><text:s/>1 </text:span><text:span text:style-name="T12"><text:tab/><text:tab/></text:span><text:span text:style-name="T16"> o <text:s/>o <text:s/>o </text:span><text:span text:style-name="T14"><text:s/>. <text:s/>. <text:s/>. </text:span><text:span text:style-name="T16"><text:s/>o </text:span><text:span text:style-name="T14"><text:s/>. </text:span><text:span text:style-name="T16"><text:s/>o </text:span></text:p>
      <text:p text:style-name="Preformatted_20_Text"/>
      <text:p text:style-name="Preformatted_20_Text">dirty-up<text:tab/><text:tab/><text:tab/><text:tab/><text:tab/><text:span text:style-name="T20">given</text:span></text:p>
      <text:p text:style-name="P5"><text:s/>0 <text:s/>0 <text:s/>0 <text:s/>0 <text:s/>0 <text:s/>0 <text:s/>0 <text:s/>0 <text:s/>0 <text:span text:style-name="T11"><text:tab/><text:tab/></text:span><text:span text:style-name="T13"> . <text:s/>. <text:s/>. <text:s/>. <text:s/>. <text:s/>. </text:span><text:span text:style-name="T15"><text:s/>o <text:s/>o </text:span><text:span text:style-name="T13"><text:s/>. </text:span></text:p>
      <text:p text:style-name="P3"><text:s/>1 <text:s/>1 <text:s/>1 <text:s/>1 <text:s/>1 <text:s/>1 <text:s/>1 <text:s/>1 <text:s/>1 <text:span text:style-name="T11"><text:tab/><text:tab/></text:span><text:span text:style-name="T13"> . </text:span><text:span text:style-name="T17"><text:s/>X </text:span><text:span text:style-name="T13"><text:s/>. </text:span><text:span text:style-name="T17"><text:s/>X </text:span><text:span text:style-name="T13"><text:s/>. <text:s/>. </text:span><text:span text:style-name="T17"><text:s/>X </text:span><text:span text:style-name="T13"><text:s/>. </text:span><text:span text:style-name="T15"><text:s/>o </text:span></text:p>
      <text:p text:style-name="P9"><text:span text:style-name="T6"><text:s/>2 </text:span><text:span text:style-name="T5"><text:s/>0 </text:span><text:span text:style-name="T6"><text:s/>2 </text:span><text:span text:style-name="T5"><text:s/>0 </text:span><text:span text:style-name="T6"><text:s/>2 <text:s/>2 </text:span><text:span text:style-name="T5"><text:s/>0 </text:span><text:span text:style-name="T6"><text:s/>2 <text:s/>2 </text:span><text:span text:style-name="T12"><text:tab/><text:tab/></text:span><text:span text:style-name="T14"> . <text:s/>. </text:span><text:span text:style-name="T16"><text:s/>o </text:span><text:span text:style-name="T14"><text:s/>. <text:s/>. </text:span><text:span text:style-name="T16"><text:s/>o </text:span><text:span text:style-name="T14"><text:s/>. <text:s/>. <text:s/>. </text:span></text:p>
      <text:p text:style-name="P9"><text:span text:style-name="T4"><text:s/>3 </text:span><text:span text:style-name="T3"><text:s/>1 </text:span><text:span text:style-name="T4"><text:s/>3 </text:span><text:span text:style-name="T3"><text:s/>1 </text:span><text:span text:style-name="T4"><text:s/>3 <text:s/>3 </text:span><text:span text:style-name="T3"><text:s/>1 </text:span><text:span text:style-name="T4"><text:s/>3 <text:s/>3 </text:span><text:span text:style-name="T12"><text:tab/><text:tab/></text:span><text:span text:style-name="T14"> . <text:s/>. </text:span><text:span text:style-name="T18"><text:s/>X </text:span><text:span text:style-name="T14"><text:s/>. <text:s/>. <text:s/>. <text:s/>. <text:s/>. </text:span><text:span text:style-name="T16"><text:s/>o </text:span></text:p>
      <text:p text:style-name="P9"><text:span text:style-name="T9"><text:s/>4 </text:span><text:span text:style-name="T6"><text:s/>2 </text:span><text:span text:style-name="T5"><text:s/>0 </text:span><text:span text:style-name="T6"><text:s/>2 </text:span><text:span text:style-name="T9"><text:s/>4 <text:s/>4 </text:span><text:span text:style-name="T6"><text:s/>2 </text:span><text:span text:style-name="T9"><text:s/>4 </text:span><text:span text:style-name="T6"><text:s/>2 </text:span><text:span text:style-name="T12"><text:tab/><text:tab/></text:span><text:span text:style-name="T14"> . </text:span><text:span text:style-name="T16"><text:s/>o </text:span><text:span text:style-name="T14"><text:s/>. <text:s/>. </text:span><text:span text:style-name="T16"><text:s/>o </text:span><text:span text:style-name="T18"><text:s/>X </text:span><text:span text:style-name="T14"><text:s/>. <text:s/>. <text:s/>. </text:span></text:p>
      <text:p text:style-name="P9"><text:span text:style-name="T7"><text:s/>5 </text:span><text:span text:style-name="T4"><text:s/>3 </text:span><text:span text:style-name="T3"><text:s/>1 </text:span><text:span text:style-name="T4"><text:s/>3 </text:span><text:span text:style-name="T7"><text:s/>5 </text:span><text:span text:style-name="T5"><text:s/>0 </text:span><text:span text:style-name="T4"><text:s/>3 </text:span><text:span text:style-name="T7"><text:s/>5 </text:span><text:span text:style-name="T4"><text:s/>3 </text:span><text:span text:style-name="T12"><text:tab/><text:tab/></text:span><text:span text:style-name="T16"> o <text:s/>o <text:s/>o </text:span><text:span text:style-name="T14"><text:s/>. <text:s/>. <text:s/>. </text:span><text:span text:style-name="T16"><text:s/>o </text:span><text:span text:style-name="T14"><text:s/>. </text:span><text:span text:style-name="T16"><text:s/>o </text:span></text:p>
      <text:p text:style-name="Preformatted_20_Text"/>
      <text:p text:style-name="Preformatted_20_Text">clean-down<text:tab/><text:tab/><text:tab/><text:tab/><text:tab/><text:span text:style-name="T20">given</text:span></text:p>
      <text:p text:style-name="P9"><text:span text:style-name="T9"><text:s/>4 </text:span><text:span text:style-name="T5"><text:s/>0 </text:span><text:span text:style-name="T3"><text:s/>1 </text:span><text:span text:style-name="T5"><text:s/>0 </text:span><text:span text:style-name="T4"><text:s/>3 </text:span><text:span text:style-name="T3"><text:s/>1 </text:span><text:span text:style-name="T5"><text:s/>0 </text:span><text:span text:style-name="T7"><text:s/>5 </text:span><text:span text:style-name="T5"><text:s/>0 </text:span><text:span text:style-name="T12"><text:tab/><text:tab/></text:span><text:span text:style-name="T14"> . <text:s/>. <text:s/>. <text:s/>. <text:s/>. <text:s/>. </text:span><text:span text:style-name="T16"><text:s/>o <text:s/>o </text:span><text:span text:style-name="T14"><text:s/>. </text:span></text:p>
      <text:p text:style-name="P9"><text:span text:style-name="T4"><text:s/>3 </text:span><text:span text:style-name="T6"><text:s/>2 </text:span><text:span text:style-name="T5"><text:s/>0 </text:span><text:span text:style-name="T9"><text:s/>4 </text:span><text:span text:style-name="T6"><text:s/>2 </text:span><text:span text:style-name="T5"><text:s/>0 </text:span><text:span text:style-name="T4"><text:s/>3 </text:span><text:span text:style-name="T9"><text:s/>4 </text:span><text:span text:style-name="T3"><text:s/>1 </text:span><text:span text:style-name="T12"><text:tab/><text:tab/></text:span><text:span text:style-name="T14"> . </text:span><text:span text:style-name="T18"><text:s/>X </text:span><text:span text:style-name="T14"><text:s/>. </text:span><text:span text:style-name="T18"><text:s/>X </text:span><text:span text:style-name="T14"><text:s/>. <text:s/>. </text:span><text:span text:style-name="T18"><text:s/>X </text:span><text:span text:style-name="T14"><text:s/>. </text:span><text:span text:style-name="T16"><text:s/>o </text:span></text:p>
      <text:p text:style-name="P9"><text:span text:style-name="T6"><text:s/>2 </text:span><text:span text:style-name="T3"><text:s/>1 </text:span><text:span text:style-name="T5"><text:s/>0 </text:span><text:span text:style-name="T4"><text:s/>3 </text:span><text:span text:style-name="T3"><text:s/>1 <text:s/>1 </text:span><text:span text:style-name="T6"><text:s/>2 </text:span><text:span text:style-name="T4"><text:s/>3 </text:span><text:span text:style-name="T5"><text:s/>0 </text:span><text:span text:style-name="T12"><text:tab/><text:tab/></text:span><text:span text:style-name="T14"> . <text:s/>. </text:span><text:span text:style-name="T16"><text:s/>o </text:span><text:span text:style-name="T14"><text:s/>. <text:s/>. </text:span><text:span text:style-name="T16"><text:s/>o </text:span><text:span text:style-name="T14"><text:s/>. <text:s/>. <text:s/>. </text:span></text:p>
      <text:p text:style-name="P9"><text:span text:style-name="T3"><text:s/>1 </text:span><text:span text:style-name="T5"><text:s/>0 </text:span><text:span text:style-name="T3"><text:s/>1 </text:span><text:span text:style-name="T6"><text:s/>2 </text:span><text:span text:style-name="T5"><text:s/>0 <text:s/>0 </text:span><text:span text:style-name="T3"><text:s/>1 </text:span><text:span text:style-name="T6"><text:s/>2 </text:span><text:span text:style-name="T3"><text:s/>1 </text:span><text:span text:style-name="T12"><text:tab/><text:tab/></text:span><text:span text:style-name="T14"> . <text:s/>. </text:span><text:span text:style-name="T18"><text:s/>X </text:span><text:span text:style-name="T14"><text:s/>. <text:s/>. <text:s/>. <text:s/>. <text:s/>. </text:span><text:span text:style-name="T16"><text:s/>o </text:span></text:p>
      <text:p text:style-name="P9"><text:span text:style-name="T5"><text:s/>0 <text:s/>0 <text:s/>0 </text:span><text:span text:style-name="T3"><text:s/>1 <text:s/>1 <text:s/>1 </text:span><text:span text:style-name="T5"><text:s/>0 </text:span><text:span text:style-name="T3"><text:s/>1 </text:span><text:span text:style-name="T5"><text:s/>0 </text:span><text:span text:style-name="T12"><text:tab/><text:tab/></text:span><text:span text:style-name="T14"> . </text:span><text:span text:style-name="T16"><text:s/>o </text:span><text:span text:style-name="T14"><text:s/>. <text:s/>. </text:span><text:span text:style-name="T16"><text:s/>o </text:span><text:span text:style-name="T18"><text:s/>X </text:span><text:span text:style-name="T14"><text:s/>. <text:s/>. <text:s/>. </text:span></text:p>
      <text:p text:style-name="P5"><text:s/>0 <text:s/>0 <text:s/>0 <text:s/>0 <text:s/>0 <text:s/>0 <text:s/>0 <text:s/>0 <text:s/>0 <text:span text:style-name="T11"><text:tab/><text:tab/></text:span><text:span text:style-name="T15"> o <text:s/>o <text:s/>o </text:span><text:span text:style-name="T13"><text:s/>. <text:s/>. <text:s/>. </text:span><text:span text:style-name="T15"><text:s/>o </text:span><text:span text:style-name="T13"><text:s/>. </text:span><text:span text:style-name="T15"><text:s/>o </text:span></text:p>
      <text:p text:style-name="Preformatted_20_Text"/>
      <text:p text:style-name="Preformatted_20_Text">dirty-down<text:tab/><text:tab/><text:tab/><text:tab/><text:tab/><text:span text:style-name="T20">given</text:span></text:p>
      <text:p text:style-name="P9"><text:span text:style-name="T7"><text:s/>5 </text:span><text:span text:style-name="T5"><text:s/>0 </text:span><text:span text:style-name="T6"><text:s/>2 </text:span><text:span text:style-name="T5"><text:s/>0 </text:span><text:span text:style-name="T7"><text:s/>5 </text:span><text:span text:style-name="T4"><text:s/>3 </text:span><text:span text:style-name="T5"><text:s/>0 </text:span><text:span text:style-name="T7"><text:s/>5 </text:span><text:span text:style-name="T6"><text:s/>2 </text:span><text:span text:style-name="T12"><text:tab/><text:tab/></text:span><text:span text:style-name="T14"> . <text:s/>. <text:s/>. <text:s/>. <text:s/>. <text:s/>. </text:span><text:span text:style-name="T16"><text:s/>o <text:s/>o </text:span><text:span text:style-name="T14"><text:s/>. </text:span></text:p>
      <text:p text:style-name="P9"><text:span text:style-name="T9"><text:s/>4 </text:span><text:span text:style-name="T4"><text:s/>3 </text:span><text:span text:style-name="T3"><text:s/>1 </text:span><text:span text:style-name="T9"><text:s/>4 <text:s/>4 </text:span><text:span text:style-name="T6"><text:s/>2 </text:span><text:span text:style-name="T9"><text:s/>4 <text:s/>4 </text:span><text:span text:style-name="T4"><text:s/>3 </text:span><text:span text:style-name="T12"><text:tab/><text:tab/></text:span><text:span text:style-name="T14"> . </text:span><text:span text:style-name="T18"><text:s/>X </text:span><text:span text:style-name="T14"><text:s/>. </text:span><text:span text:style-name="T18"><text:s/>X </text:span><text:span text:style-name="T14"><text:s/>. <text:s/>. </text:span><text:span text:style-name="T18"><text:s/>X </text:span><text:span text:style-name="T14"><text:s/>. </text:span><text:span text:style-name="T16"><text:s/>o </text:span></text:p>
      <text:p text:style-name="P9"><text:span text:style-name="T4"><text:s/>3 </text:span><text:span text:style-name="T6"><text:s/>2 </text:span><text:span text:style-name="T5"><text:s/>0 </text:span><text:span text:style-name="T4"><text:s/>3 <text:s/>3 </text:span><text:span text:style-name="T3"><text:s/>1 </text:span><text:span text:style-name="T4"><text:s/>3 <text:s/>3 </text:span><text:span text:style-name="T6"><text:s/>2 </text:span><text:span text:style-name="T12"><text:tab/><text:tab/></text:span><text:span text:style-name="T14"> . <text:s/>. </text:span><text:span text:style-name="T16"><text:s/>o </text:span><text:span text:style-name="T14"><text:s/>. <text:s/>. </text:span><text:span text:style-name="T16"><text:s/>o </text:span><text:span text:style-name="T14"><text:s/>. <text:s/>. <text:s/>. </text:span></text:p>
      <text:p text:style-name="P9"><text:span text:style-name="T6"><text:s/>2 </text:span><text:span text:style-name="T3"><text:s/>1 </text:span><text:span text:style-name="T6"><text:s/>2 <text:s/>2 <text:s/>2 </text:span><text:span text:style-name="T5"><text:s/>0 </text:span><text:span text:style-name="T6"><text:s/>2 <text:s/>2 <text:s/>2 </text:span><text:span text:style-name="T12"><text:tab/><text:tab/></text:span><text:span text:style-name="T14"> . <text:s/>. </text:span><text:span text:style-name="T18"><text:s/>X </text:span><text:span text:style-name="T14"><text:s/>. <text:s/>. <text:s/>. <text:s/>. <text:s/>. </text:span><text:span text:style-name="T16"><text:s/>o </text:span></text:p>
      <text:p text:style-name="P3"><text:s/>1 <text:s/>1 <text:s/>1 <text:s/>1 <text:s/>1 <text:s/>1 <text:s/>1 <text:s/>1 <text:s/>1 <text:span text:style-name="T11"><text:tab/><text:tab/></text:span><text:span text:style-name="T13"> . </text:span><text:span text:style-name="T15"><text:s/>o </text:span><text:span text:style-name="T13"><text:s/>. <text:s/>. </text:span><text:span text:style-name="T15"><text:s/>o </text:span><text:span text:style-name="T17"><text:s/>X </text:span><text:span text:style-name="T13"><text:s/>. <text:s/>. <text:s/>. </text:span></text:p>
      <text:p text:style-name="P5"><text:s/>0 <text:s/>0 <text:s/>0 <text:s/>0 <text:s/>0 <text:s/>0 <text:s/>0 <text:s/>0 <text:s/>0 <text:span text:style-name="T11"><text:tab/><text:tab/></text:span><text:span text:style-name="T15"> o <text:s/>o <text:s/>o </text:span><text:span text:style-name="T13"><text:s/>. <text:s/>. <text:s/>. </text:span><text:span text:style-name="T15"><text:s/>o </text:span><text:span text:style-name="T13"><text:s/>. </text:span><text:span text:style-name="T15"><text:s/>o </text:span></text:p>
      <text:p text:style-name="Preformatted_20_Text"/>
      <text:p text:style-name="Preformatted_20_Text">clean-right<text:tab/><text:tab/><text:tab/><text:tab/><text:tab/><text:span text:style-name="T20">given</text:span></text:p>
      <text:p text:style-name="P9"><text:span text:style-name="T7"><text:s/>5 </text:span><text:span text:style-name="T9"><text:s/>4 </text:span><text:span text:style-name="T4"><text:s/>3 </text:span><text:span text:style-name="T6"><text:s/>2 </text:span><text:span text:style-name="T3"><text:s/>1 </text:span><text:span text:style-name="T5"><text:s/>0 <text:s/>0 </text:span><text:span text:style-name="T3"><text:s/>1 </text:span><text:span text:style-name="T5"><text:s/>0 </text:span><text:span text:style-name="T12"><text:tab/><text:tab/></text:span><text:span text:style-name="T14"> . <text:s/>. <text:s/>. <text:s/>. <text:s/>. <text:s/>. </text:span><text:span text:style-name="T16"><text:s/>o <text:s/>o </text:span><text:span text:style-name="T14"><text:s/>. </text:span></text:p>
      <text:p text:style-name="P9"><text:span text:style-name="T5"><text:s/>0 </text:span><text:span text:style-name="T3"><text:s/>1 </text:span><text:span text:style-name="T5"><text:s/>0 </text:span><text:span text:style-name="T6"><text:s/>2 </text:span><text:span text:style-name="T3"><text:s/>1 </text:span><text:span text:style-name="T5"><text:s/>0 </text:span><text:span text:style-name="T3"><text:s/>1 </text:span><text:span text:style-name="T5"><text:s/>0 <text:s/>0 </text:span><text:span text:style-name="T12"><text:tab/><text:tab/></text:span><text:span text:style-name="T14"> . </text:span><text:span text:style-name="T18"><text:s/>X </text:span><text:span text:style-name="T14"><text:s/>. </text:span><text:span text:style-name="T18"><text:s/>X </text:span><text:span text:style-name="T14"><text:s/>. <text:s/>. </text:span><text:span text:style-name="T18"><text:s/>X </text:span><text:span text:style-name="T14"><text:s/>. </text:span><text:span text:style-name="T16"><text:s/>o </text:span></text:p>
      <text:p text:style-name="P9"><text:span text:style-name="T3"><text:s/>1 </text:span><text:span text:style-name="T5"><text:s/>0 </text:span><text:span text:style-name="T6"><text:s/>2 </text:span><text:span text:style-name="T3"><text:s/>1 </text:span><text:span text:style-name="T5"><text:s/>0 </text:span><text:span text:style-name="T4"><text:s/>3 </text:span><text:span text:style-name="T6"><text:s/>2 </text:span><text:span text:style-name="T3"><text:s/>1 </text:span><text:span text:style-name="T5"><text:s/>0 </text:span><text:span text:style-name="T12"><text:tab/><text:tab/></text:span><text:span text:style-name="T14"> . <text:s/>. </text:span><text:span text:style-name="T16"><text:s/>o </text:span><text:span text:style-name="T14"><text:s/>. <text:s/>. </text:span><text:span text:style-name="T16"><text:s/>o </text:span><text:span text:style-name="T14"><text:s/>. <text:s/>. <text:s/>. </text:span></text:p>
      <text:p text:style-name="P9"><text:span text:style-name="T3"><text:s/>1 </text:span><text:span text:style-name="T5"><text:s/>0 </text:span><text:span text:style-name="T7"><text:s/>5 </text:span><text:span text:style-name="T9"><text:s/>4 </text:span><text:span text:style-name="T4"><text:s/>3 </text:span><text:span text:style-name="T6"><text:s/>2 </text:span><text:span text:style-name="T3"><text:s/>1 </text:span><text:span text:style-name="T5"><text:s/>0 <text:s/>0 </text:span><text:span text:style-name="T12"><text:tab/><text:tab/></text:span><text:span text:style-name="T14"> . <text:s/>. </text:span><text:span text:style-name="T18"><text:s/>X </text:span><text:span text:style-name="T14"><text:s/>. <text:s/>. <text:s/>. <text:s/>. <text:s/>. </text:span><text:span text:style-name="T16"><text:s/>o </text:span></text:p>
      <text:p text:style-name="P9"><text:span text:style-name="T5"><text:s/>0 </text:span><text:span text:style-name="T6"><text:s/>2 </text:span><text:span text:style-name="T3"><text:s/>1 </text:span><text:span text:style-name="T5"><text:s/>0 <text:s/>0 </text:span><text:span text:style-name="T4"><text:s/>3 </text:span><text:span text:style-name="T6"><text:s/>2 </text:span><text:span text:style-name="T3"><text:s/>1 </text:span><text:span text:style-name="T5"><text:s/>0 </text:span><text:span text:style-name="T12"><text:tab/><text:tab/></text:span><text:span text:style-name="T14"> . </text:span><text:span text:style-name="T16"><text:s/>o </text:span><text:span text:style-name="T14"><text:s/>. <text:s/>. </text:span><text:span text:style-name="T16"><text:s/>o </text:span><text:span text:style-name="T18"><text:s/>X </text:span><text:span text:style-name="T14"><text:s/>. <text:s/>. <text:s/>. </text:span></text:p>
      <text:p text:style-name="P9"><text:span text:style-name="T5"><text:s/>0 <text:s/>0 </text:span><text:span text:style-name="T4"><text:s/>3 </text:span><text:span text:style-name="T6"><text:s/>2 </text:span><text:span text:style-name="T3"><text:s/>1 </text:span><text:span text:style-name="T5"><text:s/>0 </text:span><text:span text:style-name="T3"><text:s/>1 </text:span><text:span text:style-name="T5"><text:s/>0 <text:s/>0 </text:span><text:span text:style-name="T12"><text:tab/><text:tab/></text:span><text:span text:style-name="T16"> o <text:s/>o <text:s/>o </text:span><text:span text:style-name="T14"><text:s/>. <text:s/>. <text:s/>. </text:span><text:span text:style-name="T16"><text:s/>o </text:span><text:span text:style-name="T14"><text:s/>. </text:span><text:span text:style-name="T16"><text:s/>o </text:span></text:p>
      <text:p text:style-name="Preformatted_20_Text"/>
      <text:p text:style-name="Preformatted_20_Text">dirty_right<text:tab/><text:tab/><text:tab/><text:tab/><text:tab/><text:span text:style-name="T20">given</text:span></text:p>
      <text:p text:style-name="P9"><text:span text:style-name="T8"><text:s/>6 </text:span><text:span text:style-name="T7"><text:s/>5 </text:span><text:span text:style-name="T9"><text:s/>4 </text:span><text:span text:style-name="T4"><text:s/>3 </text:span><text:span text:style-name="T6"><text:s/>2 </text:span><text:span text:style-name="T3"><text:s/>1 </text:span><text:span text:style-name="T6"><text:s/>2 </text:span><text:span text:style-name="T3"><text:s/>1 </text:span><text:span text:style-name="T5"><text:s/>0 </text:span><text:span text:style-name="T10"><text:tab/><text:tab/></text:span><text:span text:style-name="T14"> . <text:s/>. <text:s/>. <text:s/>. <text:s/>. <text:s/>. </text:span><text:span text:style-name="T16"><text:s/>o <text:s/>o </text:span><text:span text:style-name="T14"><text:s/>. </text:span></text:p>
      <text:p text:style-name="P9"><text:span text:style-name="T5"><text:s/>0 </text:span><text:span text:style-name="T3"><text:s/>1 </text:span><text:span text:style-name="T5"><text:s/>0 </text:span><text:span text:style-name="T6"><text:s/>2 </text:span><text:span text:style-name="T3"><text:s/>1 </text:span><text:span text:style-name="T5"><text:s/>0 </text:span><text:span text:style-name="T6"><text:s/>2 </text:span><text:span text:style-name="T3"><text:s/>1 </text:span><text:span text:style-name="T5"><text:s/>0 </text:span><text:span text:style-name="T12"><text:tab/><text:tab/></text:span><text:span text:style-name="T14"> . </text:span><text:span text:style-name="T18"><text:s/>X </text:span><text:span text:style-name="T14"><text:s/>. </text:span><text:span text:style-name="T18"><text:s/>X </text:span><text:span text:style-name="T14"><text:s/>. <text:s/>. </text:span><text:span text:style-name="T18"><text:s/>X </text:span><text:span text:style-name="T14"><text:s/>. </text:span><text:span text:style-name="T16"><text:s/>o </text:span></text:p>
      <text:p text:style-name="P9"><text:span text:style-name="T9"><text:s/>4 </text:span><text:span text:style-name="T4"><text:s/>3 </text:span><text:span text:style-name="T8"><text:s/>6 </text:span><text:span text:style-name="T7"><text:s/>5 </text:span><text:span text:style-name="T9"><text:s/>4 </text:span><text:span text:style-name="T4"><text:s/>3 </text:span><text:span text:style-name="T6"><text:s/>2 </text:span><text:span text:style-name="T3"><text:s/>1 </text:span><text:span text:style-name="T5"><text:s/>0 </text:span><text:span text:style-name="T12"><text:tab/><text:tab/></text:span><text:span text:style-name="T14"> . <text:s/>. </text:span><text:span text:style-name="T16"><text:s/>o </text:span><text:span text:style-name="T14"><text:s/>. <text:s/>. </text:span><text:span text:style-name="T16"><text:s/>o </text:span><text:span text:style-name="T14"><text:s/>. <text:s/>. <text:s/>. </text:span></text:p>
      <text:p text:style-name="P9"><text:span text:style-name="T3"><text:s/>1 </text:span><text:span text:style-name="T5"><text:s/>0 </text:span><text:span text:style-name="T8"><text:s/>6 </text:span><text:span text:style-name="T7"><text:s/>5 </text:span><text:span text:style-name="T9"><text:s/>4 </text:span><text:span text:style-name="T4"><text:s/>3 </text:span><text:span text:style-name="T6"><text:s/>2 </text:span><text:span text:style-name="T3"><text:s/>1 </text:span><text:span text:style-name="T5"><text:s/>0 </text:span><text:span text:style-name="T12"><text:tab/><text:tab/></text:span><text:span text:style-name="T14"> . <text:s/>. </text:span><text:span text:style-name="T18"><text:s/>X </text:span><text:span text:style-name="T14"><text:s/>. <text:s/>. <text:s/>. <text:s/>. <text:s/>. </text:span><text:span text:style-name="T16"><text:s/>o </text:span></text:p>
      <text:p text:style-name="P9"><text:span text:style-name="T4"><text:s/>3 <text:s/>3 </text:span><text:span text:style-name="T6"><text:s/>2 </text:span><text:span text:style-name="T3"><text:s/>1 </text:span><text:span text:style-name="T5"><text:s/>0 </text:span><text:span text:style-name="T4"><text:s/>3 </text:span><text:span text:style-name="T6"><text:s/>2 </text:span><text:span text:style-name="T3"><text:s/>1 </text:span><text:span text:style-name="T5"><text:s/>0 </text:span><text:span text:style-name="T12"><text:tab/><text:tab/></text:span><text:span text:style-name="T14"> . </text:span><text:span text:style-name="T16"><text:s/>o </text:span><text:span text:style-name="T14"><text:s/>. <text:s/>. </text:span><text:span text:style-name="T16"><text:s/>o </text:span><text:span text:style-name="T18"><text:s/>X </text:span><text:span text:style-name="T14"><text:s/>. <text:s/>. <text:s/>. </text:span></text:p>
      <text:p text:style-name="P9"><text:span text:style-name="T3"><text:s/>1 </text:span><text:span text:style-name="T9"><text:s/>4 </text:span><text:span text:style-name="T7"><text:s/>5 </text:span><text:span text:style-name="T9"><text:s/>4 </text:span><text:span text:style-name="T4"><text:s/>3 </text:span><text:span text:style-name="T6"><text:s/>2 <text:s/>2 </text:span><text:span text:style-name="T3"><text:s/>1 </text:span><text:span text:style-name="T5"><text:s/>0 </text:span><text:span text:style-name="T12"><text:tab/><text:tab/></text:span><text:span text:style-name="T16"> o <text:s/>o <text:s/>o </text:span><text:span text:style-name="T14"><text:s/>. <text:s/>. <text:s/>. </text:span><text:span text:style-name="T16"><text:s/>o </text:span><text:span text:style-name="T14"><text:s/>. </text:span><text:span text:style-name="T16"><text:s/>o </text:span></text:p>
      <text:p text:style-name="P9"><text:span text:style-name="T16"/></text:p>
      <text:p text:style-name="P9"><text:soft-page-break/><text:span text:style-name="T14"><text:s/>. <text:s/>. <text:s/>. <text:s/>. <text:s/>. <text:s/>. </text:span><text:span text:style-name="T16"><text:s/>o <text:s/>o </text:span><text:span text:style-name="T14"><text:s/>. </text:span></text:p>
      <text:p text:style-name="P9"><text:span text:style-name="T14"><text:s/>. </text:span><text:span text:style-name="T18"><text:s/>X </text:span><text:span text:style-name="T14"><text:s/>. </text:span><text:span text:style-name="T18"><text:s/>X </text:span><text:span text:style-name="T14"><text:s/>. <text:s/>. </text:span><text:span text:style-name="T18"><text:s/>X </text:span><text:span text:style-name="T14"><text:s/>. </text:span><text:span text:style-name="T16"><text:s/>o </text:span></text:p>
      <text:p text:style-name="P9"><text:span text:style-name="T14"><text:s/>. <text:s/>. </text:span><text:span text:style-name="T16"><text:s/>o </text:span><text:span text:style-name="T14"><text:s/>. <text:s/>. </text:span><text:span text:style-name="T16"><text:s/>o </text:span><text:span text:style-name="T14"><text:s/>. <text:s/>. <text:s/>. </text:span></text:p>
      <text:p text:style-name="P9"><text:span text:style-name="T14"><text:s/>. <text:s/>. </text:span><text:span text:style-name="T18"><text:s/>X </text:span><text:span text:style-name="T14"><text:s/>. <text:s/>. <text:s/>. <text:s/>. <text:s/>. </text:span><text:span text:style-name="T16"><text:s/>o </text:span></text:p>
      <text:p text:style-name="P9"><text:span text:style-name="T14"><text:s/>. </text:span><text:span text:style-name="T16"><text:s/>o </text:span><text:span text:style-name="T14"><text:s/>. <text:s/>. </text:span><text:span text:style-name="T16"><text:s/>o </text:span><text:span text:style-name="T18"><text:s/>X </text:span><text:span text:style-name="T14"><text:s/>. <text:s/>. <text:s/>. </text:span></text:p>
      <text:p text:style-name="P9"><text:span text:style-name="T16"><text:s/>o <text:s/>o <text:s/>o </text:span><text:span text:style-name="T14"><text:s/>. <text:s/>. <text:s/>. </text:span><text:span text:style-name="T16"><text:s/>o </text:span><text:span text:style-name="T14"><text:s/>. </text:span><text:span text:style-name="T16"><text:s/>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6T14:24:17.283558933</dc:date>
    <meta:editing-duration>PT10S</meta:editing-duration>
    <meta:editing-cycles>1</meta:editing-cycles>
    <meta:document-statistic meta:table-count="0" meta:image-count="0" meta:object-count="0" meta:page-count="2" meta:paragraph-count="55" meta:word-count="770" meta:character-count="2470" meta:non-whitespace-character-count="855"/>
    <meta:generator>LibreOffice/6.4.7.2$Linux_X86_64 LibreOffice_project/40$Build-2</meta:generator>
  </office:meta>
</office:document-meta>
</file>